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P3" style:family="paragraph" style:parent-style-name="Preformatted_20_Text">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5f_20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20_5f_2">
            <text:index-entry-chapter/>
            <text:index-entry-text/>
            <text:index-entry-tab-stop style:type="right" style:leader-char="."/>
            <text:index-entry-page-number/>
          </text:table-of-content-entry-template>
          <text:table-of-content-entry-template text:outline-level="3" text:style-name="Contents_5f_20_5f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1">Introduction<text:tab/>1</text:p>
          <text:p text:style-name="P1">Connecting<text:tab/>1</text:p>
          <text:p text:style-name="P1">Execute query<text:tab/>2</text:p>
          <text:p text:style-name="P1">Selecting data<text:tab/>2</text:p>
          <text:p text:style-name="P1">Prepared statements<text:tab/>3</text:p>
          <text:p text:style-name="P1">Working with cursors<text:tab/>4</text:p>
          <text:p text:style-name="P1">Transactions<text:tab/>4</text:p>
          <text:p text:style-name="P1">Connectionpool<text:tab/>5</text:p>
          <text:p text:style-name="P1">Statementcache<text:tab/>5</text:p>
        </text:index-body>
      </text:table-of-content>
      <text:p text:style-name="Text_20_body"/>
      <text:h text:style-name="Heading_20_1" text:outline-level="1">Introduction</text:h>
      <text:p text:style-name="Text_20_body">Tntdb is a library for simple databaseaccess. There are 2 layers for access – a databaseindipendent layer and a databasedriver.</text:p>
      <text:p text:style-name="Text_20_body">The databaseindi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d. The user normally doesn't need to deal with this.</text:p>
      <text:h text:style-name="Heading_20_1" text:outline-level="1">Connecting</text:h>
      <text:p text:style-name="Text_20_body">A connection is represented by the class tntdb::Connection. Tntdb offers a simple function, which connects to the database: tntdb::connect. This expects a parameter of type <text:span text:style-name="T2">std::string</text:span>, which is the database-url. The database-url consists of the drivername and a databasedependend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he example above loads the sqlite-driver-library and opens a connection to the databasefile „mydb.db“. At the end of the program the class <text:span text:style-name="T2">tntdb::Connection </text:span>goes out of scope, which closes the connection automatically.</text:p>
      <text:p text:style-name="Text_20_body">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return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es methods for returning the data in different types. Tntdb does not tell, which type the column is. </text:span><text:span text:style-name="T2">Value</text:span><text:span text:style-name="T3"> just does its best to convert the data to the requested type. The User has to know, which data the column holds.</text:span></text:p>
      <text:p text:style-name="P2">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2">A <text:span text:style-name="T2">tntdb::Value </text:span>explicit get-methods and implicit converter-operators to access the value.</text:p>
      <text:p text:style-name="P2">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std::cout &lt;&lt; „col1=“ &lt;&lt; row[0] &lt;&lt; „\tcol2=“ &lt;&lt; row[2]</text:p>
      <text:p text:style-name="Preformatted_20_Text"><text:s text:c="6"/>&lt;&lt; std::endl;</text:p>
      <text:p text:style-name="Preformatted_20_Text"><text:s text:c="2"/>}</text:p>
      <text:p text:style-name="Preformatted_20_Text">}</text:p>
      <text:p text:style-name="Preformatted_20_Text"/>
      <text:p text:style-name="Preformatted_20_Text">std::pair&lt;unsigned, unsigned&gt; getMinMax(tntdb::Connection conn)</text:p>
      <text:p text:style-name="Preformatted_20_Text">{</text:p>
      <text:p text:style-name="Preformatted_20_Text"><text:s text:c="2"/>tntdb::Row r = conn.selectRow(</text:p>
      <text:p text:style-name="Preformatted_20_Text"><text:s text:c="4"/>„select min(col1), max(col1) from table“);</text:p>
      <text:p text:style-name="Preformatted_20_Text"><text:s text:c="2"/>// we use implicit converters-operators here:</text:p>
      <text:p text:style-name="Preformatted_20_Text"><text:s text:c="2"/>return std::pair&lt;unsigned, unsigned&gt;(r[0], r[1]);</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3"/>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normally. The disadvantage is, that the user has to deal with special characters to avoid misinterpretation of data.</text:span></text:p>
      <text:p text:style-name="P2">Prepared statements solve this by parsing the statement and getting the parameters spe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2">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4">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2">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3">}</text:p>
      <text:p text:style-name="P3"/>
      <text:h text:style-name="Heading_20_1" text:outline-level="1">Working with cursors</text:h>
      <text:p text:style-name="P2">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ing) all data in memory. Tntdb offere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2">The <text:span text:style-name="T2">begin</text:span>-method of <text:span text:style-name="T2">tntdb::Statement</text:span> starts a new iteration of a cursor.</text:p>
      <text:p text:style-name="P2">Example</text:p>
      <text:p text:style-name="Preformatted_20_Text">#include &lt;tntdb/statement.h&gt;</text:p>
      <text:p text:style-name="Preformatted_20_Text"/>
      <text:p text:style-name="Preformatted_20_Text">void printData(tntdb::Connection conn)</text:p>
      <text:p text:style-name="Preformatted_20_Text">{</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cout &lt;&lt; „col1=“ &lt;&lt; row[0].getString() &lt;&lt; „ col2=</text:p>
      <text:p text:style-name="Preformatted_20_Text"><text:s text:c="14"/>&lt;&lt; row[1].getString() &lt;&lt; std::endl;</text:p>
      <text:p text:style-name="Preformatted_20_Text"><text:s text:c="2"/>}</text:p>
      <text:p text:style-name="Preformatted_20_Text">}</text:p>
      <text:p text:style-name="P3"/>
      <text:p text:style-name="Text_20_body"/>
      <text:p text:style-name="Text_20_body">In the above example the memory-consumtion is low even when the table has millions of rows. When the data would have been fetched with a <text:span text:style-name="T2">tntdb::Result</text:span><text:span text:style-name="T3"> all rows has to fit into the main-memory.</text:span></text:p>
      <text:p text:style-name="P2">In contrast to many databases Tntdb allowes multiple concurrent iterations for a statement. This is done by allocating a second cursor, when needed. Normally the cursor-handle is reused, when a Statement is iterated multiple times.</text:p>
      <text:h text:style-name="Heading_20_1" text:outline-level="1">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excetion-safety without the danger of open transactions.</text:span></text:p>
      <text:p text:style-name="P4">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2">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String(„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Heading_20_1" text:outline-level="1">Connectionpool</text:h>
      <text:p text:style-name="Text_20_body">In a long-running programm it is often desirable not to connect and disconnect for every access. One solution is to keep a connection open somewhere and use is as needed. In a multi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2">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3"><text:s text:c="22"/>// (if not already fetched by another thread)</text:p>
      <text:p text:style-name="P3">tntdb::dropCached(); <text:s/>// closes all free connections, but not ours,</text:p>
      <text:p text:style-name="P3"><text:s text:c="2"/>// because it is hold by 'conn'</text:p>
      <text:p text:style-name="P3">conn = tntdb::Connection();</text:p>
      <text:p text:style-name="P3">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connectionspecific.</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font-name-asian="Albany AMT2" style:font-size-asian="12pt" style:language-asian="none" style:country-asian="none" style:font-name-complex="Albany AMT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Tommi Mäkitalo</meta:initial-creator>
    <meta:creation-date>2006-01-23T21:37:53</meta:creation-date>
    <dc:creator>Tommi Mäkitalo</dc:creator>
    <dc:date>2006-01-25T21:07:37</dc:date>
    <dc:language>de-DE</dc:language>
    <meta:editing-cycles>5</meta:editing-cycles>
    <meta:editing-duration>PT1H37M21S</meta:editing-duration>
    <meta:user-defined meta:name="Info 1"/>
    <meta:user-defined meta:name="Info 2"/>
    <meta:user-defined meta:name="Info 3"/>
    <meta:user-defined meta:name="Info 4"/>
    <meta:document-statistic meta:table-count="0" meta:image-count="0" meta:object-count="0" meta:page-count="5" meta:paragraph-count="164" meta:word-count="1724" meta:character-count="11386"/>
  </office:meta>
</office:document-meta>
</file>